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🔐 1. <text:span text:style-name="Strong_20_Emphasis">Phishing-E-Mail-Erkennung</text:span></text:h>
      <text:p text:style-name="Text_20_body"><text:span text:style-name="Strong_20_Emphasis">Ziel</text:span>: Klassifikation einer E-Mail als „Phishing“ oder „Legitim“.<text:line-break/><text:span text:style-name="Strong_20_Emphasis">Prompt</text:span>:</text:p>
      <text:p text:style-name="P1"><text:span text:style-name="Source_20_Text">Du bist ein KI-Modell zur Erkennung von Phishing-E-Mails. Analysiere die folgende E-Mail und gib an, ob sie als Phishing einzustufen ist. Gib eine kurze Begründung.</text:span></text:p>
      <text:p text:style-name="P2"/>
      <text:p text:style-name="P2"><text:span text:style-name="Source_20_Text">E-Mail:</text:span></text:p>
      <text:p text:style-name="P2"><text:span text:style-name="Source_20_Text">""" </text:span></text:p>
      <text:p text:style-name="P2"><text:span text:style-name="Source_20_Text">Sehr geehrter Kunde, Ihr Konto wurde gesperrt. Bitte loggen Sie sich unter folgendem Link ein: http://sicherheits-check.example.com</text:span></text:p>
      <text:p text:style-name="P3"><text:span text:style-name="Source_20_Text">"""</text:span></text:p>
      <text:p text:style-name="Text_20_body"><text:span text:style-name="Strong_20_Emphasis">Ergebnis</text:span>:</text:p>
      <text:list text:style-name="L1">
        <text:list-item>
          <text:p text:style-name="P4">Kategorie: Phishing</text:p>
        </text:list-item>
        <text:list-item>
          <text:p text:style-name="P4">Begründung: Enthält dringende Aufforderung und verdächtigen Link.</text:p>
        </text:list-item>
      </text:list>
      <text:h text:style-name="Heading_20_3" text:outline-level="3"/>
      <text:p text:style-name="Text_20_body"/>
      <text:p text:style-name="Text_20_body"/>
      <text:p text:style-name="Text_20_body"/>
      <text:p text:style-name="Text_20_body"/>
      <text:h text:style-name="Heading_20_3" text:outline-level="3">🔍 2. <text:span text:style-name="Strong_20_Emphasis">Analyse von verdächtigen Login-Logs</text:span></text:h>
      <text:p text:style-name="Text_20_body"><text:span text:style-name="Strong_20_Emphasis">Ziel</text:span>: Einschätzung des Risikos eines Login-Ereignisses.<text:line-break/><text:span text:style-name="Strong_20_Emphasis">Beispieldaten</text:span>:</text:p>
      <text:p text:style-name="P1"><text:span text:style-name="Source_20_Text">{</text:span></text:p>
      <text:p text:style-name="P2"><text:span text:style-name="Source_20_Text"><text:s text:c="2"/>"event": "login",</text:span></text:p>
      <text:p text:style-name="P2"><text:span text:style-name="Source_20_Text"><text:s text:c="2"/>"user": "admin",</text:span></text:p>
      <text:p text:style-name="P2"><text:span text:style-name="Source_20_Text"><text:s text:c="2"/>"ip": "185.14.98.2",</text:span></text:p>
      <text:p text:style-name="P2"><text:span text:style-name="Source_20_Text"><text:s text:c="2"/>"location": "Russland",</text:span></text:p>
      <text:p text:style-name="P2"><text:span text:style-name="Source_20_Text"><text:s text:c="2"/>"result": "mehrere fehlgeschlagene Versuche"</text:span></text:p>
      <text:p text:style-name="P3"><text:span text:style-name="Source_20_Text">}</text:span></text:p>
      <text:p text:style-name="Text_20_body"><text:span text:style-name="Strong_20_Emphasis">Prompt</text:span>:</text:p>
      <text:p text:style-name="P5"><text:span text:style-name="Source_20_Text">Bewerten Sie das folgende Login-Ereignis in Bezug auf sein Sicherheitsrisiko: niedrig, mittel, hoch. Begründen Sie die Einschätzung.</text:span></text:p>
      <text:p text:style-name="Text_20_body"><text:span text:style-name="Strong_20_Emphasis">Antwort (Beispiel)</text:span>:</text:p>
      <text:list text:style-name="L2">
        <text:list-item>
          <text:p text:style-name="P6">Risiko: Hoch</text:p>
        </text:list-item>
        <text:list-item>
          <text:p text:style-name="P6">Begründung: Mehrere fehlgeschlagene Versuche aus ungewöhnlichem Herkunftsland.</text:p>
        </text:list-item>
      </text:list>
      <text:h text:style-name="Heading_20_3" text:outline-level="3"><text:soft-page-break/></text:h>
      <text:h text:style-name="Heading_20_3" text:outline-level="3">🧾 3. <text:span text:style-name="Strong_20_Emphasis">Analyse von Firewall-Logs</text:span></text:h>
      <text:p text:style-name="Text_20_body"><text:span text:style-name="Strong_20_Emphasis">Ziel</text:span>: Erkennung potenziell gefährlicher Verbindungen.<text:line-break/><text:span text:style-name="Strong_20_Emphasis">Beispiel-Logzeile</text:span>:</text:p>
      <text:p text:style-name="P5"><text:span text:style-name="Source_20_Text">DROP TCP 203.0.113.45:443 → 192.168.1.10:445 Flags: SYN</text:span></text:p>
      <text:p text:style-name="Text_20_body"><text:span text:style-name="Strong_20_Emphasis">Prompt</text:span>:</text:p>
      <text:p text:style-name="P5"><text:span text:style-name="Source_20_Text">Ist diese Verbindung verdächtig oder unkritisch? Analysiere die Zielportnummer und gib eine Begründung.</text:span></text:p>
      <text:p text:style-name="Text_20_body"><text:span text:style-name="Strong_20_Emphasis">Antwort (Beispiel)</text:span>:</text:p>
      <text:list text:style-name="L3">
        <text:list-item>
          <text:p text:style-name="P7">Klassifikation: Verdächtig</text:p>
        </text:list-item>
        <text:list-item>
          <text:p text:style-name="P7">Begründung: Zielport 445 (SMB) wird häufig für Angriffe wie EternalBlue verwendet.</text:p>
        </text:list-item>
      </text:list>
      <text:h text:style-name="Heading_20_3" text:outline-level="3">🪪 4. <text:span text:style-name="Strong_20_Emphasis">Erkennung von Datenexfiltration</text:span></text:h>
      <text:p text:style-name="Text_20_body"><text:span text:style-name="Strong_20_Emphasis">Ziel</text:span>: Analyse von Datenmengen im ausgehenden Verkehr.<text:line-break/><text:span text:style-name="Strong_20_Emphasis">Prompt</text:span>:</text:p>
      <text:p text:style-name="P5"><text:span text:style-name="Source_20_Text">Eine interne IP-Adresse hat innerhalb von 30 Minuten 8 GB an Daten an eine unbekannte IP außerhalb des Unternehmensnetzwerks gesendet. Handelt es sich hierbei möglicherweise um Datenexfiltration? Begründen Sie Ihre Antwort.</text:span></text:p>
      <text:p text:style-name="Text_20_body"><text:span text:style-name="Strong_20_Emphasis">Antwort</text:span>:</text:p>
      <text:list text:style-name="L4">
        <text:list-item>
          <text:p text:style-name="P8">Einschätzung: Mögliche Exfiltration</text:p>
        </text:list-item>
        <text:list-item>
          <text:p text:style-name="P8">Begründung: Ungewöhnlich hohes Datenvolumen an unbekannte externe Adresse.</text:p>
        </text:list-item>
      </text:list>
      <text:h text:style-name="Heading_20_3" text:outline-level="3"/>
      <text:h text:style-name="Heading_20_3" text:outline-level="3">👤 5. <text:span text:style-name="Strong_20_Emphasis">Triage von SOC-Tickets</text:span></text:h>
      <text:p text:style-name="Text_20_body"><text:span text:style-name="Strong_20_Emphasis">Ziel</text:span>: Automatische Risikoeinschätzung eingehender Tickets.<text:line-break/><text:span text:style-name="Strong_20_Emphasis">Beispiel-Ticket</text:span>:</text:p>
      <text:p text:style-name="P1"><text:span text:style-name="Source_20_Text">Betreff: Verdächtige Datei in E-Mail-Anhang <text:s/></text:span></text:p>
      <text:p text:style-name="P3"><text:span text:style-name="Source_20_Text">Text: Mitarbeiter berichtet über eine Excel-Datei mit Makros, die automatisch heruntergeladen wurde.</text:span></text:p>
      <text:p text:style-name="Text_20_body"><text:span text:style-name="Strong_20_Emphasis">Prompt</text:span>:</text:p>
      <text:p text:style-name="P5"><text:span text:style-name="Source_20_Text">Ordne diesem Vorfall eine Risikokategorie zu (Niedrig, Mittel, Hoch). Gib eine Begründung.</text:span></text:p>
      <text:p text:style-name="Text_20_body"><text:span text:style-name="Strong_20_Emphasis">Antwort</text:span>:</text:p>
      <text:list text:style-name="L5">
        <text:list-item>
          <text:p text:style-name="P9">Risiko: Mittel</text:p>
        </text:list-item>
        <text:list-item>
          <text:p text:style-name="P9">Begründung: Makros in unbekannten Dateien sind potenziell gefährlich, aber keine Ausführung nachgewiesen.</text:p>
        </text:list-item>
      </text:list>
      <text:h text:style-name="Heading_20_3" text:outline-level="3"><text:soft-page-break/>📦 6. <text:span text:style-name="Strong_20_Emphasis">Kategorisierung von Schwachstellenmeldungen (CVEs)</text:span></text:h>
      <text:p text:style-name="Text_20_body"><text:span text:style-name="Strong_20_Emphasis">Ziel</text:span>: Automatische Priorisierung von CVEs.<text:line-break/><text:span text:style-name="Strong_20_Emphasis">Input</text:span>:</text:p>
      <text:p text:style-name="P5"><text:span text:style-name="Source_20_Text">CVE-2024-12345: Heap Overflow in OpenSSL vor Version 3.1.0 ermöglicht Remote Code Execution über TLS.</text:span></text:p>
      <text:p text:style-name="Text_20_body"><text:span text:style-name="Strong_20_Emphasis">Prompt</text:span>:</text:p>
      <text:p text:style-name="P5"><text:span text:style-name="Source_20_Text">Analysiere die Schwere dieser Schwachstelle (Niedrig, Mittel, Hoch). Begründe die Einschätzung.</text:span></text:p>
      <text:p text:style-name="Text_20_body"><text:span text:style-name="Strong_20_Emphasis">Antwort</text:span>:</text:p>
      <text:list text:style-name="L6">
        <text:list-item>
          <text:p text:style-name="P10">Schweregrad: Hoch</text:p>
        </text:list-item>
        <text:list-item>
          <text:p text:style-name="P10">Begründung: RCE über TLS erlaubt Angriffe ohne Benutzerinteraktion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6:38:27.634628076</meta:creation-date>
    <dc:date>2025-06-19T17:21:59.501483890</dc:date>
    <meta:editing-duration>PT6M30S</meta:editing-duration>
    <meta:editing-cycles>1</meta:editing-cycles>
    <meta:generator>LibreOffice/24.8.7.2$Linux_X86_64 LibreOffice_project/f4f281f562fb585d46b0af5755dfe1eb6adc047f</meta:generator>
    <meta:document-statistic meta:table-count="0" meta:image-count="0" meta:object-count="0" meta:page-count="3" meta:paragraph-count="55" meta:word-count="342" meta:character-count="2707" meta:non-whitespace-character-count="2419"/>
  </office:meta>
</office:document-meta>
</file>